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776CF59D9BD38EBEDA.jpg" manifest:media-type="image/jpeg"/>
  <manifest:file-entry manifest:full-path="Pictures/10000201000001F40000011674E76995E5F9F44A.png" manifest:media-type="image/png"/>
  <manifest:file-entry manifest:full-path="Pictures/10000201000001F4000001073FB958FD1383FAC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3.898cm" fo:min-width="5.698cm" fo:padding-top="0.151cm" fo:padding-bottom="0.151cm" fo:padding-left="0.276cm" fo:padding-right="0.276cm" draw:shadow="hidden" draw:shadow-offset-x="0cm" draw:shadow-offset-y="0cm" draw:shadow-color="#729fcf"/>
    </style:style>
    <style:style style:name="gr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04cm" fo:min-width="5.036cm" fo:padding-top="0.151cm" fo:padding-bottom="0.151cm" fo:padding-left="0.276cm" fo:padding-right="0.276cm" draw:shadow="hidden" draw:shadow-offset-x="0cm" draw:shadow-offset-y="0cm" draw:shadow-color="#729fcf"/>
    </style:style>
    <style:style style:name="gr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.38cm" fo:padding-top="0.151cm" fo:padding-bottom="0.151cm" fo:padding-left="0.276cm" fo:padding-right="0.276cm" draw:shadow="visible" draw:shadow-offset-x="0cm" draw:shadow-offset-y="0cm" draw:shadow-color="#729fcf"/>
    </style:style>
    <style:style style:name="gr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41cm" fo:min-width="4.316cm" fo:padding-top="0.151cm" fo:padding-bottom="0.151cm" fo:padding-left="0.276cm" fo:padding-right="0.276cm" draw:shadow="hidden" draw:shadow-offset-x="0cm" draw:shadow-offset-y="0cm" draw:shadow-color="#729fcf"/>
    </style:style>
    <style:style style:name="gr8" style:family="graphic" style:parent-style-name="standard">
      <style:graphic-properties draw:stroke="none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-color="#dddddd" draw:textarea-horizontal-align="justify" draw:textarea-vertical-align="middle" draw:auto-grow-height="false" fo:min-height="0cm" fo:min-width="0cm"/>
    </style:style>
    <style:style style:name="gr10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1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.335cm" fo:min-width="0cm" fo:padding-top="0.151cm" fo:padding-bottom="0.151cm" fo:padding-left="0.276cm" fo:padding-right="0.276cm" draw:shadow="hidden" draw:shadow-offset-x="0cm" draw:shadow-offset-y="0cm" draw:shadow-color="#729fcf"/>
    </style:style>
    <style:style style:name="gr12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100%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3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4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100%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5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6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100%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7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8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9" style:family="graphic" style:parent-style-name="objectwithoutfill">
      <style:graphic-properties draw:stroke="solid" svg:stroke-width="0.212cm" svg:stroke-color="#000000" draw:marker-start-width="0.517cm" draw:marker-end-width="0.517cm" draw:fill="none" draw:textarea-vertical-align="middle" fo:padding-top="0.23cm" fo:padding-bottom="0.23cm" fo:padding-left="0.355cm" fo:padding-right="0.355cm"/>
    </style:style>
    <style:style style:name="gr2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draw:shadow="visible" draw:shadow-offset-x="0cm" draw:shadow-offset-y="0cm" draw:shadow-color="#729fcf"/>
    </style:style>
    <style:style style:name="gr2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draw:shadow="visible" draw:shadow-offset-x="0cm" draw:shadow-offset-y="0cm" draw:shadow-color="#729fcf"/>
    </style:style>
    <style:style style:name="gr2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draw:shadow="visible" draw:shadow-offset-x="0cm" draw:shadow-offset-y="0cm" draw:shadow-color="#729fcf"/>
    </style:style>
    <style:style style:name="gr2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draw:shadow="visible" draw:shadow-offset-x="0cm" draw:shadow-offset-y="0cm" draw:shadow-color="#729fcf"/>
    </style:style>
    <style:style style:name="gr2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draw:shadow="visible" draw:shadow-offset-x="0cm" draw:shadow-offset-y="0cm" draw:shadow-color="#729fcf"/>
    </style:style>
    <style:style style:name="gr2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draw:shadow="visible" draw:shadow-offset-x="0cm" draw:shadow-offset-y="0cm" draw:shadow-color="#729fcf"/>
    </style:style>
    <style:style style:name="gr3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draw:shadow="visible" draw:shadow-offset-x="0cm" draw:shadow-offset-y="0cm" draw:shadow-color="#729fcf"/>
    </style:style>
    <style:style style:name="gr3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draw:shadow="visible" draw:shadow-offset-x="0cm" draw:shadow-offset-y="0cm" draw:shadow-color="#729fcf"/>
    </style:style>
    <style:style style:name="gr3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draw:shadow="visible" draw:shadow-offset-x="0cm" draw:shadow-offset-y="0cm" draw:shadow-color="#729fcf"/>
    </style:style>
    <style:style style:name="gr3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4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4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4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4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4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4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4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4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4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49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50" style:family="graphic" style:parent-style-name="objectwithoutfill">
      <style:graphic-properties draw:stroke="dash" draw:stroke-dash="Dash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1" style:family="graphic" style:parent-style-name="objectwithoutfill">
      <style:graphic-properties draw:stroke="dash" draw:stroke-dash="Double_20_Dash" svg:stroke-color="#ff4000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3465a4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729fc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6" draw:id="id6" draw:layer="layout" svg:width="7.606cm" svg:height="4cm" svg:x="19cm" svg:y="9.9cm">
          <draw:image xlink:href="Pictures/10000201000001F4000001073FB958FD1383FAC0.png" xlink:type="simple" xlink:show="embed" xlink:actuate="onLoad" draw:mime-type="image/png">
            <text:p/>
          </draw:image>
        </draw:frame>
        <draw:frame draw:style-name="gr1" draw:text-style-name="P1" draw:layer="layout" svg:width="7.645cm" svg:height="4.25cm" svg:x="18.855cm" svg:y="14.4cm">
          <draw:image xlink:href="Pictures/10000201000001F40000011674E76995E5F9F44A.png" xlink:type="simple" xlink:show="embed" xlink:actuate="onLoad" draw:mime-type="image/png">
            <text:p/>
          </draw:image>
        </draw:frame>
        <draw:frame draw:style-name="gr2" draw:text-style-name="P2" draw:layer="layout" svg:width="3.25cm" svg:height="1.25cm" svg:x="22.75cm" svg:y="8.75cm">
          <draw:text-box>
            <text:p>M5 Flow</text:p>
          </draw:text-box>
        </draw:frame>
        <draw:g>
          <draw:g draw:name="laptop">
            <draw:custom-shape draw:style-name="gr3" draw:text-style-name="P3" draw:layer="layout" svg:width="6.25cm" svg:height="4.2cm" svg:x="10.875cm" svg:y="13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rect draw:style-name="gr4" draw:text-style-name="P4" draw:layer="layout" svg:width="5cm" svg:height="3cm" svg:x="11.5cm" svg:y="14.1cm">
              <text:p/>
            </draw:rect>
            <draw:custom-shape draw:style-name="gr5" draw:text-style-name="P3" draw:layer="layout" svg:width="7.5cm" svg:height="1.8cm" svg:x="10.25cm" svg:y="17.7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" draw:text-style-name="P5" draw:layer="layout" svg:width="1.25cm" svg:height="0.312cm" svg:x="13.375cm" svg:y="18.9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7" draw:text-style-name="P3" draw:layer="layout" svg:width="6.25cm" svg:height="0.912cm" svg:x="10.875cm" svg:y="17.988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custom-shape draw:style-name="gr8" draw:text-style-name="P1" xml:id="id2" draw:id="id2" draw:layer="layout" svg:width="0.25cm" svg:height="0.25cm" svg:x="10.75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" draw:id="id3">
          <draw:frame draw:style-name="gr1" draw:text-style-name="P1" draw:layer="layout" svg:width="6.666cm" svg:height="5cm" svg:x="1.689cm" svg:y="13.5cm">
            <draw:image xlink:href="Pictures/10000000000001F4000001776CF59D9BD38EBEDA.jpg" xlink:type="simple" xlink:show="embed" xlink:actuate="onLoad" draw:mime-type="image/jpeg">
              <text:p/>
            </draw:image>
          </draw:frame>
          <draw:custom-shape draw:style-name="gr9" draw:text-style-name="P6" xml:id="id1" draw:id="id1" draw:layer="layout" svg:width="0.25cm" svg:height="0.15cm" svg:x="6.25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wireless-access-point" xml:id="id4" draw:id="id4">
          <draw:line draw:style-name="gr10" draw:text-style-name="P7" draw:layer="layout" svg:x1="14cm" svg:y1="8.828cm" svg:x2="14cm" svg:y2="9.128cm">
            <text:p/>
          </draw:line>
          <draw:custom-shape draw:style-name="gr11" draw:text-style-name="P3" draw:layer="layout" svg:width="0.5cm" svg:height="1.253cm" svg:x="13.75cm" svg:y="8.996cm">
            <text:p/>
            <draw:enhanced-geometry svg:viewBox="0 0 21600 21600" draw:mirror-horizontal="false" draw:mirror-vertical="true" draw:glue-points="?f6 10800 10800 21600 ?f5 10800 10800 0" draw:text-areas="?f3 ?f3 ?f4 ?f4" draw:type="trapezoid" draw:modifiers="6430.3696303696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ellipse draw:style-name="gr12" draw:text-style-name="P8" draw:layer="layout" svg:width="0.5cm" svg:height="0.502cm" svg:x="13.75cm" svg:y="8.467cm" draw:kind="arc" draw:start-angle="326.77" draw:end-angle="32.36">
            <text:p/>
          </draw:ellipse>
          <draw:ellipse draw:style-name="gr13" draw:text-style-name="P9" draw:layer="layout" svg:width="0.5cm" svg:height="0.502cm" svg:x="13.75cm" svg:y="8.467cm" draw:kind="arc" draw:start-angle="147.58" draw:end-angle="213.24">
            <text:p/>
          </draw:ellipse>
          <draw:ellipse draw:style-name="gr14" draw:text-style-name="P8" draw:layer="layout" svg:width="0.75cm" svg:height="0.752cm" svg:x="13.625cm" svg:y="8.333cm" draw:kind="arc" draw:start-angle="326.77" draw:end-angle="32.36">
            <text:p/>
          </draw:ellipse>
          <draw:ellipse draw:style-name="gr15" draw:text-style-name="P9" draw:layer="layout" svg:width="0.75cm" svg:height="0.752cm" svg:x="13.625cm" svg:y="8.333cm" draw:kind="arc" draw:start-angle="147.58" draw:end-angle="213.24">
            <text:p/>
          </draw:ellipse>
          <draw:ellipse draw:style-name="gr16" draw:text-style-name="P8" draw:layer="layout" svg:width="1.125cm" svg:height="1.128cm" svg:x="13.375cm" svg:y="8.136cm" draw:kind="arc" draw:start-angle="326.77" draw:end-angle="32.36">
            <text:p/>
          </draw:ellipse>
          <draw:ellipse draw:style-name="gr17" draw:text-style-name="P9" draw:layer="layout" svg:width="1.125cm" svg:height="1.128cm" svg:x="13.5cm" svg:y="8.136cm" draw:kind="arc" draw:start-angle="147.63" draw:end-angle="213.21">
            <text:p/>
          </draw:ellipse>
          <draw:ellipse draw:style-name="gr18" draw:text-style-name="P5" draw:layer="layout" svg:width="0.25cm" svg:height="0.251cm" svg:x="13.875cm" svg:y="8.583cm">
            <text:p/>
          </draw:ellipse>
        </draw:g>
        <draw:connector draw:style-name="gr19" draw:text-style-name="P10" draw:layer="layout" draw:type="curve" svg:x1="6.464cm" svg:y1="15.628cm" svg:x2="10.75cm" svg:y2="18.125cm" draw:start-shape="id1" draw:start-glue-point="9" draw:end-shape="id2" draw:end-glue-point="6" svg:d="M6464 15628c0 1665 1428 2497 4286 2497" svg:viewBox="0 0 4287 2498">
          <text:p/>
        </draw:connector>
        <draw:frame draw:style-name="gr2" draw:text-style-name="P2" draw:layer="layout" svg:width="3.25cm" svg:height="1.25cm" svg:x="21.75cm" svg:y="18.65cm">
          <draw:text-box>
            <text:p>M5 Burn</text:p>
          </draw:text-box>
        </draw:frame>
        <draw:g draw:name="mainframe" xml:id="id5" draw:id="id5">
          <draw:rect draw:style-name="gr20" draw:text-style-name="P3" draw:layer="layout" svg:width="1.875cm" svg:height="4cm" svg:x="12.5cm" svg:y="2.25cm">
            <text:p/>
          </draw:rect>
          <draw:line draw:style-name="gr21" draw:text-style-name="P7" draw:layer="layout" svg:x1="12.688cm" svg:y1="4.25cm" svg:x2="14.188cm" svg:y2="4.25cm">
            <text:p/>
          </draw:line>
          <draw:line draw:style-name="gr22" draw:text-style-name="P7" draw:layer="layout" svg:x1="12.875cm" svg:y1="5.65cm" svg:x2="14cm" svg:y2="5.65cm">
            <text:p/>
          </draw:line>
          <draw:line draw:style-name="gr23" draw:text-style-name="P7" draw:layer="layout" svg:x1="12.875cm" svg:y1="5.45cm" svg:x2="14cm" svg:y2="5.45cm">
            <text:p/>
          </draw:line>
          <draw:custom-shape draw:style-name="gr24" draw:text-style-name="P5" draw:layer="layout" svg:width="0.187cm" svg:height="0.2cm" svg:x="12.688cm" svg:y="2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5" draw:layer="layout" svg:width="0.188cm" svg:height="0.2cm" svg:x="12.875cm" svg:y="2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5" draw:layer="layout" svg:width="0.187cm" svg:height="0.2cm" svg:x="13.063cm" svg:y="2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5" draw:layer="layout" svg:width="0.187cm" svg:height="0.2cm" svg:x="12.688cm" svg:y="2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5" draw:layer="layout" svg:width="0.188cm" svg:height="0.2cm" svg:x="12.875cm" svg:y="2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5" draw:layer="layout" svg:width="0.187cm" svg:height="0.2cm" svg:x="13.063cm" svg:y="2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5" draw:layer="layout" svg:width="0.187cm" svg:height="0.2cm" svg:x="12.688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5" draw:layer="layout" svg:width="0.188cm" svg:height="0.2cm" svg:x="12.87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5" draw:layer="layout" svg:width="0.187cm" svg:height="0.2cm" svg:x="13.063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33" draw:text-style-name="P3" draw:layer="layout" svg:width="1.875cm" svg:height="4cm" svg:x="14.375cm" svg:y="2.25cm">
            <text:p/>
          </draw:rect>
          <draw:line draw:style-name="gr34" draw:text-style-name="P7" draw:layer="layout" svg:x1="14.563cm" svg:y1="4.25cm" svg:x2="16.063cm" svg:y2="4.25cm">
            <text:p/>
          </draw:line>
          <draw:line draw:style-name="gr35" draw:text-style-name="P7" draw:layer="layout" svg:x1="14.75cm" svg:y1="5.65cm" svg:x2="15.875cm" svg:y2="5.65cm">
            <text:p/>
          </draw:line>
          <draw:line draw:style-name="gr36" draw:text-style-name="P7" draw:layer="layout" svg:x1="14.75cm" svg:y1="5.45cm" svg:x2="15.875cm" svg:y2="5.45cm">
            <text:p/>
          </draw:line>
          <draw:line draw:style-name="gr37" draw:text-style-name="P7" draw:layer="layout" svg:x1="14.563cm" svg:y1="2.65cm" svg:x2="14.563cm" svg:y2="2.45cm">
            <text:p/>
          </draw:line>
          <draw:line draw:style-name="gr38" draw:text-style-name="P7" draw:layer="layout" svg:x1="14.563cm" svg:y1="3.05cm" svg:x2="14.563cm" svg:y2="2.85cm">
            <text:p/>
          </draw:line>
          <draw:line draw:style-name="gr39" draw:text-style-name="P7" draw:layer="layout" svg:x1="14.75cm" svg:y1="2.65cm" svg:x2="14.75cm" svg:y2="2.45cm">
            <text:p/>
          </draw:line>
          <draw:line draw:style-name="gr40" draw:text-style-name="P7" draw:layer="layout" svg:x1="14.75cm" svg:y1="3.05cm" svg:x2="14.75cm" svg:y2="2.85cm">
            <text:p/>
          </draw:line>
          <draw:line draw:style-name="gr41" draw:text-style-name="P7" draw:layer="layout" svg:x1="15.125cm" svg:y1="2.65cm" svg:x2="15.125cm" svg:y2="2.45cm">
            <text:p/>
          </draw:line>
          <draw:line draw:style-name="gr42" draw:text-style-name="P7" draw:layer="layout" svg:x1="15.125cm" svg:y1="3.05cm" svg:x2="15.125cm" svg:y2="2.85cm">
            <text:p/>
          </draw:line>
          <draw:line draw:style-name="gr43" draw:text-style-name="P7" draw:layer="layout" svg:x1="15.313cm" svg:y1="2.65cm" svg:x2="15.313cm" svg:y2="2.45cm">
            <text:p/>
          </draw:line>
          <draw:line draw:style-name="gr44" draw:text-style-name="P7" draw:layer="layout" svg:x1="15.313cm" svg:y1="3.05cm" svg:x2="15.313cm" svg:y2="2.85cm">
            <text:p/>
          </draw:line>
          <draw:line draw:style-name="gr45" draw:text-style-name="P7" draw:layer="layout" svg:x1="15.688cm" svg:y1="2.65cm" svg:x2="15.688cm" svg:y2="2.45cm">
            <text:p/>
          </draw:line>
          <draw:line draw:style-name="gr46" draw:text-style-name="P7" draw:layer="layout" svg:x1="15.688cm" svg:y1="3.05cm" svg:x2="15.688cm" svg:y2="2.85cm">
            <text:p/>
          </draw:line>
          <draw:line draw:style-name="gr47" draw:text-style-name="P7" draw:layer="layout" svg:x1="15.875cm" svg:y1="2.65cm" svg:x2="15.875cm" svg:y2="2.45cm">
            <text:p/>
          </draw:line>
          <draw:line draw:style-name="gr48" draw:text-style-name="P7" draw:layer="layout" svg:x1="15.875cm" svg:y1="3.05cm" svg:x2="15.875cm" svg:y2="2.85cm">
            <text:p/>
          </draw:line>
        </draw:g>
        <draw:frame draw:style-name="gr49" draw:text-style-name="P2" draw:layer="layout" svg:width="3.25cm" svg:height="1.673cm" svg:x="16.5cm" svg:y="2.75cm">
          <draw:text-box>
            <text:p>M5Stack</text:p>
            <text:p>Server</text:p>
          </draw:text-box>
        </draw:frame>
        <draw:connector draw:style-name="gr50" draw:text-style-name="P10" draw:layer="layout" draw:type="curve" svg:x1="5.022cm" svg:y1="13.5cm" svg:x2="13.5cm" svg:y2="9.324cm" draw:start-shape="id3" draw:start-glue-point="0" draw:end-shape="id4" draw:end-glue-point="3" svg:d="M5022 13500c0-2784 2826-4176 8478-4176" svg:viewBox="0 0 8479 4177">
          <text:p/>
        </draw:connector>
        <draw:connector draw:style-name="gr50" draw:text-style-name="P10" draw:layer="layout" draw:type="curve" svg:x1="13.951cm" svg:y1="13.253cm" svg:x2="14cm" svg:y2="10.25cm" draw:end-shape="id4" svg:d="M13951 13253c0-1857 49-356 49-3003" svg:viewBox="0 0 50 3004">
          <text:p/>
        </draw:connector>
        <draw:connector draw:style-name="gr50" draw:text-style-name="P10" draw:layer="layout" draw:type="curve" svg:x1="14.375cm" svg:y1="6.25cm" svg:x2="14cm" svg:y2="8.398cm" draw:start-shape="id5" draw:start-glue-point="2" draw:end-shape="id4" draw:end-glue-point="0" svg:d="M14375 6250c0 1611-375 537-375 2148" svg:viewBox="0 0 376 2149">
          <text:p/>
        </draw:connector>
        <draw:connector draw:style-name="gr51" draw:text-style-name="P10" draw:layer="layout" draw:type="lines" draw:line-skew="1.973cm" svg:x1="16.25cm" svg:y1="4.25cm" svg:x2="22.803cm" svg:y2="9.9cm" draw:start-shape="id5" draw:start-glue-point="1" draw:end-shape="id6" draw:end-glue-point="0" svg:d="M16250 4250h2500l4053 3500v2150" svg:viewBox="0 0 6554 56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stroke-dash draw:name="Dash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Double_20_Dot" draw:display-name="Double Dot" draw:style="rect" draw:dots1="1" draw:dots1-length="100%" draw:dots2="1" draw:dots2-length="100%" draw:distance="5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11T19:59:11.982169520</meta:creation-date>
    <dc:date>2021-02-11T20:28:44.260889685</dc:date>
    <meta:editing-duration>PT7M49S</meta:editing-duration>
    <meta:editing-cycles>3</meta:editing-cycles>
    <meta:generator>LibreOffice/7.0.4.2$Linux_X86_64 LibreOffice_project/00$Build-2</meta:generator>
    <meta:document-statistic meta:object-count="61"/>
  </office:meta>
</office:document-meta>
</file>